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966cm" fo:min-width="7.1cm"/>
    </style:style>
    <style:style style:name="gr3" style:family="graphic" style:parent-style-name="standard">
      <style:graphic-properties draw:textarea-horizontal-align="justify" draw:textarea-vertical-align="middle" draw:auto-grow-height="false" fo:min-height="1.589cm" fo:min-width="4.874cm"/>
    </style:style>
    <style:style style:name="gr4" style:family="graphic" style:parent-style-name="standard">
      <style:graphic-properties draw:textarea-horizontal-align="justify" draw:textarea-vertical-align="middle" draw:auto-grow-height="false" fo:min-height="2.349cm" fo:min-width="5.699cm"/>
    </style:style>
    <style:style style:name="gr5" style:family="graphic" style:parent-style-name="standard">
      <style:graphic-properties draw:textarea-horizontal-align="justify" draw:textarea-vertical-align="middle" draw:auto-grow-height="false" fo:min-height="0.25cm" fo:min-width="5.588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5cm" fo:min-width="0.2cm"/>
    </style:style>
    <style:style style:name="gr8" style:family="graphic" style:parent-style-name="standard">
      <style:graphic-properties draw:textarea-vertical-align="middle" draw:auto-grow-height="false" fo:min-height="1.55cm" fo:min-width="2.899cm" draw:shadow="hidden"/>
    </style:style>
    <style:style style:name="gr9" style:family="graphic" style:parent-style-name="standard">
      <style:graphic-properties draw:textarea-horizontal-align="justify" draw:textarea-vertical-align="middle" draw:auto-grow-height="false" fo:min-height="1.164cm" fo:min-width="2.046cm"/>
    </style:style>
    <style:style style:name="gr10" style:family="graphic" style:parent-style-name="standard">
      <style:graphic-properties draw:textarea-horizontal-align="justify" draw:textarea-vertical-align="middle" draw:auto-grow-height="false" fo:min-height="1.589cm" fo:min-width="4.592cm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0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044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svg:stroke-color="#e3d200" draw:fill-color="#fff200" draw:textarea-horizontal-align="justify" draw:textarea-vertical-align="middle" draw:auto-grow-height="false" fo:min-height="6.602cm" fo:min-width="0.798cm"/>
    </style:style>
    <style:style style:name="gr16" style:family="graphic" style:parent-style-name="standard">
      <style:graphic-properties svg:stroke-color="#65c295" draw:fill-color="#00a65d" draw:textarea-horizontal-align="justify" draw:textarea-vertical-align="middle" draw:auto-grow-height="false" fo:min-height="7.158cm" fo:min-width="0.465cm"/>
    </style:style>
    <style:style style:name="gr17" style:family="graphic" style:parent-style-name="standard">
      <style:graphic-properties svg:stroke-color="#f04e4d" draw:fill-color="#ef413d" draw:textarea-horizontal-align="justify" draw:textarea-vertical-align="middle" draw:auto-grow-height="false" fo:min-height="6.637cm" fo:min-width="0.465cm"/>
    </style:style>
    <style:style style:name="gr18" style:family="graphic" style:parent-style-name="standard">
      <style:graphic-properties draw:textarea-horizontal-align="justify" draw:textarea-vertical-align="middle" draw:auto-grow-height="false" fo:min-height="1.048cm" fo:min-width="3.759cm"/>
    </style:style>
    <style:style style:name="gr19" style:family="graphic" style:parent-style-name="standard">
      <style:graphic-properties draw:textarea-horizontal-align="justify" draw:textarea-vertical-align="middle" draw:auto-grow-height="false" fo:min-height="1.048cm" fo:min-width="2.464cm"/>
    </style:style>
    <style:style style:name="gr20" style:family="graphic" style:parent-style-name="standard">
      <style:graphic-properties svg:stroke-color="#f04e4d" draw:fill-color="#ef413d" draw:textarea-horizontal-align="justify" draw:textarea-vertical-align="middle" draw:auto-grow-height="false" fo:min-height="1.048cm" fo:min-width="2.464cm"/>
    </style:style>
    <style:style style:name="gr21" style:family="graphic" style:parent-style-name="standard">
      <style:graphic-properties svg:stroke-color="#65c295" draw:fill-color="#00a65d" draw:textarea-horizontal-align="justify" draw:textarea-vertical-align="middle" draw:auto-grow-height="false" fo:min-height="1.048cm" fo:min-width="2.464cm"/>
    </style:style>
    <style:style style:name="gr22" style:family="graphic" style:parent-style-name="standard">
      <style:graphic-properties svg:stroke-color="#e3d200" draw:fill-color="#fff200" draw:textarea-horizontal-align="justify" draw:textarea-vertical-align="middle" draw:auto-grow-height="false" fo:min-height="1.048cm" fo:min-width="2.464cm"/>
    </style:style>
    <style:style style:name="gr23" style:family="graphic" style:parent-style-name="standard">
      <style:graphic-properties draw:textarea-horizontal-align="justify" draw:textarea-vertical-align="middle" draw:auto-grow-height="false" fo:min-height="5.305cm" fo:min-width="1.168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25" style:family="graphic" style:parent-style-name="standard">
      <style:graphic-properties svg:stroke-color="#e3d200" draw:fill-color="#faa61a" draw:textarea-horizontal-align="justify" draw:textarea-vertical-align="middle" draw:auto-grow-height="false" fo:min-height="5.862cm" fo:min-width="0.798cm"/>
    </style:style>
    <style:style style:name="gr26" style:family="graphic" style:parent-style-name="standard">
      <style:graphic-properties svg:stroke-color="#e3d200" draw:fill-color="#faa61a" draw:textarea-horizontal-align="justify" draw:textarea-vertical-align="middle" draw:auto-grow-height="false" fo:min-height="1.048cm" fo:min-width="2.464cm"/>
    </style:style>
    <style:style style:name="gr27" style:family="graphic" style:parent-style-name="standard">
      <style:graphic-properties svg:stroke-color="#e3d200" draw:fill-color="#ffffff" draw:textarea-horizontal-align="justify" draw:textarea-vertical-align="middle" draw:auto-grow-height="false" fo:min-height="0.862cm" fo:min-width="5.982cm"/>
    </style:style>
    <style:style style:name="gr28" style:family="graphic" style:parent-style-name="standard">
      <style:graphic-properties svg:stroke-color="#e3d200" draw:fill-color="#ffffff" draw:textarea-horizontal-align="justify" draw:textarea-vertical-align="middle" draw:auto-grow-height="false" fo:min-height="0.95cm" fo:min-width="6.1cm"/>
    </style:style>
    <style:style style:name="gr29" style:family="graphic" style:parent-style-name="standard">
      <style:graphic-properties svg:stroke-color="#fff200" draw:fill-color="#ffffff" draw:textarea-horizontal-align="justify" draw:textarea-vertical-align="middle" draw:auto-grow-height="false" fo:min-height="0.65cm" fo:min-width="2.6cm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>
      <style:graphic-properties fo:min-height="0cm" fo:min-width="0cm"/>
    </style:style>
    <style:style style:name="gr33" style:family="graphic" style:parent-style-name="standard">
      <style:graphic-properties draw:textarea-horizontal-align="justify" draw:textarea-vertical-align="middle" draw:auto-grow-height="false" fo:min-height="1.048cm" fo:min-width="3.946cm"/>
    </style:style>
    <style:style style:name="gr34" style:family="graphic" style:parent-style-name="標準_5f_1">
      <style:graphic-properties svg:stroke-color="#f04e4d" draw:fill-color="#ef413d" draw:textarea-horizontal-align="justify" draw:textarea-vertical-align="middle" draw:auto-grow-height="false" fo:min-height="1.048cm" fo:min-width="2.464cm"/>
    </style:style>
    <style:style style:name="gr35" style:family="graphic" style:parent-style-name="標準_5f_1">
      <style:graphic-properties svg:stroke-color="#f04e4d" draw:fill-color="#ef413d" fo:min-height="0cm" fo:min-width="0cm"/>
    </style:style>
    <style:style style:name="gr36" style:family="graphic" style:parent-style-name="標準_5f_1">
      <style:graphic-properties svg:stroke-color="#f04e4d" draw:fill-color="#ef413d" draw:textarea-horizontal-align="justify" draw:textarea-vertical-align="middle" draw:auto-grow-height="false" fo:min-height="1.048cm" fo:min-width="4.316cm"/>
    </style:style>
    <style:style style:name="gr37" style:family="graphic" style:parent-style-name="塗りつぶしなしオブジェクト_5f_1">
      <style:graphic-properties draw:marker-end="Arrow" draw:marker-end-width="0.3cm" draw:fill="none" draw:textarea-vertical-align="middle"/>
    </style:style>
    <style:style style:name="gr38" style:family="graphic" style:parent-style-name="標準_5f_2">
      <style:graphic-properties svg:stroke-color="#65c295" draw:fill-color="#00a65d" draw:textarea-horizontal-align="justify" draw:textarea-vertical-align="middle" draw:auto-grow-height="false" fo:min-height="1.048cm" fo:min-width="2.464cm"/>
    </style:style>
    <style:style style:name="gr39" style:family="graphic" style:parent-style-name="標準_5f_2">
      <style:graphic-properties svg:stroke-color="#65c295" draw:fill-color="#00a65d" fo:min-height="0cm" fo:min-width="0cm"/>
    </style:style>
    <style:style style:name="gr40" style:family="graphic" style:parent-style-name="標準_5f_2">
      <style:graphic-properties svg:stroke-color="#65c295" draw:fill-color="#00a65d" draw:textarea-horizontal-align="justify" draw:textarea-vertical-align="middle" draw:auto-grow-height="false" fo:min-height="1.048cm" fo:min-width="3.946cm"/>
    </style:style>
    <style:style style:name="gr41" style:family="graphic" style:parent-style-name="塗りつぶしなしオブジェクト_5f_2">
      <style:graphic-properties draw:marker-end="Arrow" draw:marker-end-width="0.3cm" draw:fill="none" draw:textarea-vertical-align="middle"/>
    </style:style>
    <style:style style:name="gr42" style:family="graphic" style:parent-style-name="標準_5f_3">
      <style:graphic-properties svg:stroke-color="#e3d200" draw:fill-color="#fff200" draw:textarea-horizontal-align="justify" draw:textarea-vertical-align="middle" draw:auto-grow-height="false" fo:min-height="1.048cm" fo:min-width="2.464cm"/>
    </style:style>
    <style:style style:name="gr43" style:family="graphic" style:parent-style-name="標準_5f_3">
      <style:graphic-properties svg:stroke-color="#e3d200" draw:fill-color="#fff200" fo:min-height="0cm" fo:min-width="0cm"/>
    </style:style>
    <style:style style:name="gr44" style:family="graphic" style:parent-style-name="標準_5f_3">
      <style:graphic-properties svg:stroke-color="#e3d200" draw:fill-color="#fff200" draw:textarea-horizontal-align="justify" draw:textarea-vertical-align="middle" draw:auto-grow-height="false" fo:min-height="1.048cm" fo:min-width="3.946cm"/>
    </style:style>
    <style:style style:name="gr45" style:family="graphic" style:parent-style-name="塗りつぶしなしオブジェクト_5f_3">
      <style:graphic-properties draw:marker-end="Arrow" draw:marker-end-width="0.3cm" draw:fill="none" draw:textarea-vertical-align="middle"/>
    </style:style>
    <style:style style:name="gr46" style:family="graphic" style:parent-style-name="標準_5f_2_5f_1">
      <style:graphic-properties svg:stroke-color="#65c295" draw:fill-color="#00a65d" draw:textarea-horizontal-align="justify" draw:textarea-vertical-align="middle" draw:auto-grow-height="false" fo:min-height="1.048cm" fo:min-width="2.464cm"/>
    </style:style>
    <style:style style:name="gr47" style:family="graphic" style:parent-style-name="標準_5f_2_5f_1">
      <style:graphic-properties svg:stroke-color="#65c295" draw:fill-color="#00a65d" fo:min-height="0cm" fo:min-width="0cm"/>
    </style:style>
    <style:style style:name="gr48" style:family="graphic" style:parent-style-name="標準_5f_2_5f_1">
      <style:graphic-properties svg:stroke-color="#65c295" draw:fill-color="#00a65d" draw:textarea-horizontal-align="justify" draw:textarea-vertical-align="middle" draw:auto-grow-height="false" fo:min-height="1.048cm" fo:min-width="3.946cm"/>
    </style:style>
    <style:style style:name="gr49" style:family="graphic" style:parent-style-name="塗りつぶしなしオブジェクト_5f_2_5f_1">
      <style:graphic-properties draw:marker-end="Arrow" draw:marker-end-width="0.3cm" draw:fill="none" draw:textarea-vertical-align="middle"/>
    </style:style>
    <style:style style:name="pr1" style:family="presentation" style:parent-style-name="標準-subtitle">
      <style:graphic-properties draw:fill-color="#ffffff" fo:min-height="10.619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draw:auto-grow-height="true" fo:min-height="2.629cm"/>
    </style:style>
    <style:style style:name="pr4" style:family="presentation" style:parent-style-name="標準-title">
      <style:graphic-properties fo:min-height="2.62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outline1">
      <style:graphic-properties fo:min-height="8.884cm"/>
    </style:style>
    <style:style style:name="co1" style:family="table-column">
      <style:table-column-properties style:column-width="6.998cm" style:use-optimal-column-width="false"/>
    </style:style>
    <style:style style:name="co2" style:family="table-column">
      <style:table-column-properties style:column-width="7.004cm" style:use-optimal-column-width="false"/>
    </style:style>
    <style:style style:name="ro1" style:family="table-row">
      <style:table-row-properties style:row-height="1.88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size-asian="18pt"/>
    </style:style>
    <style:style style:name="P7" style:family="paragraph">
      <style:text-properties style:font-size-asian="18pt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200"/>
      <style:paragraph-properties fo:text-align="center"/>
      <style:text-properties style:font-size-asian="18pt"/>
    </style:style>
    <style:style style:name="P11" style:family="paragraph">
      <loext:graphic-properties draw:fill-color="#00a65d"/>
      <style:paragraph-properties fo:text-align="center"/>
      <style:text-properties style:font-size-asian="18pt"/>
    </style:style>
    <style:style style:name="P12" style:family="paragraph">
      <loext:graphic-properties draw:fill-color="#ef413d"/>
      <style:paragraph-properties fo:text-align="center"/>
      <style:text-properties style:font-size-asian="18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14pt"/>
    </style:style>
    <style:style style:name="P15" style:family="paragraph">
      <loext:graphic-properties draw:fill="none" draw:fill-color="#ffffff"/>
      <style:text-properties fo:font-size="14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-color="#faa61a"/>
      <style:paragraph-properties fo:text-align="center"/>
      <style:text-properties style:font-size-asian="18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f413d"/>
    </style:style>
    <style:style style:name="P23" style:family="paragraph">
      <loext:graphic-properties draw:fill-color="#00a65d"/>
    </style:style>
    <style:style style:name="P24" style:family="paragraph">
      <style:text-properties fo:font-size="18pt"/>
    </style:style>
    <style:style style:name="P25" style:family="paragraph">
      <loext:graphic-properties draw:fill-color="#fff200"/>
      <style:text-properties fo:font-size="18pt"/>
    </style:style>
    <style:style style:name="P26" style:family="paragraph">
      <loext:graphic-properties draw:fill-color="#ffffff"/>
      <style:text-properties style:font-size-asian="20pt"/>
    </style:style>
    <style:style style:name="P27" style:family="paragraph">
      <loext:graphic-properties draw:fill-color="#00a65d"/>
      <style:text-properties style:font-size-asian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2" draw:layer="layout" svg:width="25.198cm" svg:height="10.619cm" svg:x="1.399cm" svg:y="2.199cm" presentation:class="subtitle" presentation:user-transformed="true">
          <draw:text-box>
            <text:p text:style-name="P1">攻撃検知システムの設計書</text:p>
            <text:p text:style-name="P1"><text:span text:style-name="T1"/></text:p>
            <text:p text:style-name="P1"><text:span text:style-name="T1">16515024</text:span><text:span text:style-name="T1">　榧場 叶耀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3" draw:layer="layout" svg:width="25.198cm" svg:height="2.629cm" svg:x="1.399cm" svg:y="0.628cm" presentation:class="title">
          <draw:text-box>
            <text:p>システム構成</text:p>
          </draw:text-box>
        </draw:frame>
        <draw:custom-shape draw:style-name="gr2" draw:text-style-name="P4" draw:layer="layout" svg:width="7.6cm" svg:height="4.199cm" svg:x="18.4cm" svg:y="6.6cm">
          <text:p text:style-name="P4">シグネチャ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4" draw:layer="layout" svg:width="7.6cm" svg:height="2.599cm" svg:x="2.998cm" svg:y="2.6cm">
          <text:p text:style-name="P4">HTTPリクエス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199cm" svg:height="2.599cm" svg:x="3.6cm" svg:y="7.6cm">
          <text:p text:style-name="P4">WAF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5" draw:layer="layout" svg:width="7.6cm" svg:height="1cm" svg:x="10.4cm" svg:y="8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5" draw:layer="layout" svg:width="0.001cm" svg:height="0.4cm" svg:x="7.399cm" svg:y="3.39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5" draw:layer="layout" svg:width="1.399cm" svg:height="2cm" svg:x="6cm" svg:y="5.3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3.399cm" svg:height="1.8cm" svg:x="4.999cm" svg:y="10.59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9" draw:text-style-name="P6" draw:layer="layout" svg:width="3.6cm" svg:height="2cm" svg:x="1.799cm" svg:y="12.799cm">
          <text:p text:style-name="P6">正常デー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3.6cm" svg:height="2cm" svg:x="7.599cm" svg:y="12.999cm">
          <text:p text:style-name="P6">異常デー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draw:layer="layout" svg:width="7.2cm" svg:height="2.599cm" svg:x="18.598cm" svg:y="2cm">
          <text:p text:style-name="P6">正常デー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1.6cm" svg:height="1.599cm" svg:x="21.6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8" draw:layer="layout" svg:width="2.8cm" svg:height="2.018cm" svg:x="7.6cm" svg:y="5.999cm">
          <draw:text-box>
            <text:p text:style-name="P7">入力</text:p>
          </draw:text-box>
        </draw:frame>
        <draw:frame draw:style-name="gr12" draw:text-style-name="P8" draw:layer="layout" svg:width="3.6cm" svg:height="2.018cm" svg:x="13.399cm" svg:y="7.2cm">
          <draw:text-box>
            <text:p text:style-name="P7">比較</text:p>
          </draw:text-box>
        </draw:frame>
        <draw:frame draw:style-name="gr13" draw:text-style-name="P8" draw:layer="layout" svg:width="3.801cm" svg:height="4.294cm" svg:x="8.8cm" svg:y="10.999cm">
          <draw:text-box>
            <text:p text:style-name="P7">判定結果</text:p>
            <text:p text:style-name="P7"/>
          </draw:text-box>
        </draw:frame>
        <draw:frame draw:style-name="gr12" draw:text-style-name="P8" draw:layer="layout" svg:width="3.2cm" svg:height="2.018cm" svg:x="24cm" svg:y="5.199cm">
          <draw:text-box>
            <text:p text:style-name="P7">登録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line draw:style-name="gr14" draw:text-style-name="P9" draw:layer="layout" svg:x1="4.3cm" svg:y1="8.063cm" svg:x2="4.3cm" svg:y2="5cm">
          <text:p/>
        </draw:line>
        <draw:line draw:style-name="gr14" draw:text-style-name="P9" draw:layer="layout" svg:x1="9.1cm" svg:y1="7.6cm" svg:x2="9.1cm" svg:y2="5cm">
          <text:p/>
        </draw:line>
        <draw:line draw:style-name="gr14" draw:text-style-name="P9" draw:layer="layout" svg:x1="14.2cm" svg:y1="8.4cm" svg:x2="14.1cm" svg:y2="4.5cm">
          <text:p/>
        </draw:line>
        <draw:line draw:style-name="gr14" draw:text-style-name="P9" draw:layer="layout" svg:x1="19.5cm" svg:y1="7.6cm" svg:x2="19.5cm" svg:y2="5cm">
          <text:p/>
        </draw:line>
        <draw:line draw:style-name="gr14" draw:text-style-name="P9" draw:layer="layout" svg:x1="24.4cm" svg:y1="5cm" svg:x2="4.3cm" svg:y2="5cm">
          <text:p/>
        </draw:line>
        <draw:custom-shape draw:style-name="gr15" draw:text-style-name="P10" draw:layer="layout" svg:width="1.4cm" svg:height="7.4cm" svg:x="18.7cm" svg:y="7.4cm">
          <text:p text:style-name="P6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1" draw:layer="layout" svg:width="1.041cm" svg:height="8cm" svg:x="13.659cm" svg:y="7.4cm">
          <text:p text:style-name="P6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7" draw:text-style-name="P12" draw:layer="layout" svg:width="1.041cm" svg:height="7.437cm" svg:x="8.659cm" svg:y="7.4cm">
          <text:p text:style-name="P6"><text:span text:style-name="T2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presentation:style-name="pr3" draw:layer="layout" svg:width="25.198cm" svg:height="2.629cm" svg:x="1.399cm" svg:y="0.628cm" presentation:class="title">
          <draw:text-box>
            <text:p>モジュール構成図</text:p>
          </draw:text-box>
        </draw:frame>
        <draw:custom-shape draw:style-name="gr18" draw:text-style-name="P6" draw:layer="layout" svg:width="4.599cm" svg:height="1.4cm" svg:x="11.999cm" svg:y="3.256cm">
          <text:p text:style-name="P6">メイン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6" draw:layer="layout" svg:width="3.2cm" svg:height="1.4cm" svg:x="2.7cm" svg:y="5.399cm">
          <text:p text:style-name="P6"><text:span text:style-name="T2">パース</text:span></text:p>
          <text:p text:style-name="P6"><text:span text:style-name="T2">モジュール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12" draw:layer="layout" svg:width="3.2cm" svg:height="1.4cm" svg:x="7.5cm" svg:y="5.399cm">
          <text:p text:style-name="P6"><text:span text:style-name="T2">データ抽出</text:span></text:p>
          <text:p text:style-name="P6"><text:span text:style-name="T2">モジュール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11" draw:layer="layout" svg:width="3.2cm" svg:height="1.4cm" svg:x="12.699cm" svg:y="5.399cm">
          <text:p text:style-name="P6"><text:span text:style-name="T2">シグネチャ生成</text:span></text:p>
          <text:p text:style-name="P6"><text:span text:style-name="T2">モジュール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0" draw:layer="layout" svg:width="3.2cm" svg:height="1.4cm" svg:x="17.9cm" svg:y="5.399cm">
          <text:p text:style-name="P6"><text:span text:style-name="T2">判定</text:span></text:p>
          <text:p text:style-name="P6"><text:span text:style-name="T2">モジュール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g>
          <draw:custom-shape draw:style-name="gr23" draw:text-style-name="P6" draw:layer="layout" svg:width="1.8cm" svg:height="5.999cm" svg:x="3.3cm" svg:y="7.901cm">
            <text:p text:style-name="P6"><text:span text:style-name="T2"/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24" draw:text-style-name="P13" draw:layer="layout" svg:width="1.959cm" svg:height="5.654cm" svg:x="3.3cm" svg:y="8.063cm">
            <draw:text-box>
              <text:p><text:span text:style-name="T3">データセットの読み込み</text:span></text:p>
              <text:p><text:span text:style-name="T3">パース機能</text:span></text:p>
            </draw:text-box>
          </draw:frame>
        </draw:g>
        <draw:frame draw:style-name="gr24" draw:text-style-name="P15" draw:layer="layout" svg:width="1.441cm" svg:height="7.237cm" svg:x="8.659cm" svg:y="7.6cm">
          <draw:text-box>
            <text:p text:style-name="P14">ペイロード取り出し機能</text:p>
          </draw:text-box>
        </draw:frame>
        <draw:frame draw:style-name="gr24" draw:text-style-name="P15" draw:layer="layout" svg:width="1.441cm" svg:height="7.872cm" svg:x="13.659cm" svg:y="7.528cm">
          <draw:text-box>
            <text:p text:style-name="P14">シグネチャ生成・格納機能</text:p>
          </draw:text-box>
        </draw:frame>
        <draw:frame draw:style-name="gr24" draw:text-style-name="P13" draw:layer="layout" svg:width="1.967cm" svg:height="7.186cm" svg:x="18.533cm" svg:y="7.6cm">
          <draw:text-box>
            <text:p text:style-name="P16"><text:span text:style-name="T3">データセットの読み込み、</text:span></text:p>
            <text:p text:style-name="P16"><text:span text:style-name="T3">シグネチャ比較、結果格納機能</text:span></text:p>
          </draw:text-box>
        </draw:frame>
        <draw:line draw:style-name="gr14" draw:text-style-name="P9" draw:layer="layout" svg:x1="24.4cm" svg:y1="7.6cm" svg:x2="24.4cm" svg:y2="5cm">
          <text:p/>
        </draw:line>
        <draw:custom-shape draw:style-name="gr25" draw:text-style-name="P17" draw:layer="layout" svg:width="1.4cm" svg:height="6.6cm" svg:x="23.6cm" svg:y="7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6" draw:text-style-name="P17" draw:layer="layout" svg:width="3.2cm" svg:height="1.4cm" svg:x="22.8cm" svg:y="5.399cm">
          <text:p text:style-name="P6"><text:span text:style-name="T2">出力</text:span></text:p>
          <text:p text:style-name="P6"><text:span text:style-name="T2">モジュール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4" draw:text-style-name="P13" draw:layer="layout" svg:width="1.967cm" svg:height="6.196cm" svg:x="23.433cm" svg:y="7.6cm">
          <draw:text-box>
            <text:p text:style-name="P16"><text:span text:style-name="T3">比較結果表示、</text:span></text:p>
            <text:p text:style-name="P16"><text:span text:style-name="T3">検知率・誤検知率出力機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4" draw:layer="layout" svg:width="25.198cm" svg:height="2.629cm" svg:x="1.399cm" svg:y="0.628cm" presentation:class="title">
          <draw:text-box>
            <text:p>フローチャート</text:p>
          </draw:text-box>
        </draw:frame>
        <draw:custom-shape draw:style-name="gr27" draw:text-style-name="P18" xml:id="id2" draw:id="id2" draw:layer="layout" svg:width="7cm" svg:height="1.2cm" svg:x="10.4cm" svg:y="3.2cm">
          <text:p text:style-name="P5">開始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20" xml:id="id6" draw:id="id6" draw:layer="layout" svg:width="6.6cm" svg:height="1.2cm" svg:x="18.5cm" svg:y="8.9cm">
          <text:p text:style-name="P19"><text:span text:style-name="T4">シグネチャ生成モジュール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8" xml:id="id4" draw:id="id4" draw:layer="layout" svg:width="6.6cm" svg:height="1.2cm" svg:x="5.001cm" svg:y="5.501cm">
          <text:p text:style-name="P5">判定モジュール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8" xml:id="id7" draw:id="id7" draw:layer="layout" svg:width="6.6cm" svg:height="1.2cm" svg:x="5.001cm" svg:y="8.901cm">
          <text:p text:style-name="P5">出力モジュール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8" xml:id="id9" draw:id="id9" draw:layer="layout" svg:width="6.6cm" svg:height="1.2cm" svg:x="18.531cm" svg:y="7.153cm">
          <text:p text:style-name="P5">データ抽出モジュール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8" xml:id="id5" draw:id="id5" draw:layer="layout" svg:width="6.6cm" svg:height="1.2cm" svg:x="18.5cm" svg:y="5.5cm">
          <text:p text:style-name="P5">パースモジュール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8" xml:id="id3" draw:id="id3" draw:layer="layout" svg:width="7cm" svg:height="1.2cm" svg:x="10.6cm" svg:y="14.2cm">
          <text:p text:style-name="P5">終了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9" draw:text-style-name="P18" xml:id="id1" draw:id="id1" draw:layer="layout" svg:width="6.2cm" svg:height="1.8cm" svg:x="18.7cm" svg:y="10.8cm">
          <text:p text:style-name="P5">終了処理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9" draw:layer="layout" svg:x1="24.9cm" svg:y1="11.7cm" svg:x2="17.4cm" svg:y2="3.8cm" draw:start-shape="id1" draw:start-glue-point="7" draw:end-shape="id2" draw:end-glue-point="7" svg:d="M24900 11700h502v-7900h-8002" svg:viewBox="0 0 8003 7901">
          <text:p/>
        </draw:connector>
        <draw:connector draw:style-name="gr30" draw:text-style-name="P9" draw:layer="layout" svg:x1="21.8cm" svg:y1="12.6cm" svg:x2="14.1cm" svg:y2="14.2cm" draw:start-shape="id1" draw:start-glue-point="6" draw:end-shape="id3" svg:d="M21800 12600v801h-7700v799" svg:viewBox="0 0 7701 1601">
          <text:p/>
        </draw:connector>
        <draw:connector draw:style-name="gr30" draw:text-style-name="P9" draw:layer="layout" svg:x1="13.9cm" svg:y1="4.4cm" svg:x2="8.301cm" svg:y2="5.501cm" draw:start-shape="id2" draw:start-glue-point="6" draw:end-shape="id4" svg:d="M13900 4400v551h-5599v550" svg:viewBox="0 0 5600 1102">
          <text:p/>
        </draw:connector>
        <draw:connector draw:style-name="gr30" draw:text-style-name="P9" draw:layer="layout" svg:x1="13.9cm" svg:y1="4.4cm" svg:x2="21.8cm" svg:y2="5.5cm" draw:start-shape="id2" draw:start-glue-point="6" draw:end-shape="id5" draw:end-glue-point="4" svg:d="M13900 4400v551h7900v549" svg:viewBox="0 0 7901 1101">
          <text:p/>
        </draw:connector>
        <draw:connector draw:style-name="gr30" draw:text-style-name="P9" draw:layer="layout" svg:x1="21.8cm" svg:y1="10.1cm" svg:x2="21.8cm" svg:y2="10.8cm" draw:start-shape="id6" draw:start-glue-point="6" draw:end-shape="id1" draw:end-glue-point="4" svg:d="M21800 10100v700" svg:viewBox="0 0 1 701">
          <text:p/>
        </draw:connector>
        <draw:frame draw:style-name="gr31" draw:text-style-name="P21" draw:layer="layout" svg:width="1.8cm" svg:height="1.673cm" svg:x="25cm" svg:y="12.2cm">
          <draw:text-box>
            <text:p>No</text:p>
          </draw:text-box>
        </draw:frame>
        <draw:frame draw:style-name="gr31" draw:text-style-name="P21" draw:layer="layout" svg:width="1.8cm" svg:height="1.673cm" svg:x="22.4cm" svg:y="12.727cm">
          <draw:text-box>
            <text:p>Yes</text:p>
          </draw:text-box>
        </draw:frame>
        <draw:custom-shape draw:style-name="gr29" draw:text-style-name="P18" xml:id="id8" draw:id="id8" draw:layer="layout" svg:width="6.2cm" svg:height="1.8cm" svg:x="5.2cm" svg:y="10.8cm">
          <text:p text:style-name="P5">終了処理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0" draw:text-style-name="P9" draw:layer="layout" svg:x1="8.301cm" svg:y1="10.101cm" svg:x2="8.3cm" svg:y2="10.8cm" draw:start-shape="id7" draw:start-glue-point="6" draw:end-shape="id8" draw:end-glue-point="4" svg:d="M8301 10101v350h-1v349" svg:viewBox="0 0 2 700">
          <text:p/>
        </draw:connector>
        <draw:connector draw:style-name="gr30" draw:text-style-name="P9" draw:layer="layout" svg:x1="8.3cm" svg:y1="12.6cm" svg:x2="14.1cm" svg:y2="14.2cm" draw:start-shape="id8" draw:start-glue-point="6" draw:end-shape="id3" draw:end-glue-point="4" svg:d="M8300 12600v801h5800v799" svg:viewBox="0 0 5801 1601">
          <text:p/>
        </draw:connector>
        <draw:connector draw:style-name="gr30" draw:text-style-name="P9" draw:layer="layout" svg:x1="5.2cm" svg:y1="11.7cm" svg:x2="10.4cm" svg:y2="3.8cm" draw:start-shape="id8" draw:start-glue-point="5" draw:end-shape="id2" svg:d="M5200 11700h-501v-7900h5701" svg:viewBox="0 0 5702 7901">
          <text:p/>
        </draw:connector>
        <draw:connector draw:style-name="gr30" draw:text-style-name="P9" draw:layer="layout" svg:x1="21.8cm" svg:y1="6.7cm" svg:x2="21.831cm" svg:y2="7.153cm" draw:start-shape="id5" draw:start-glue-point="6" draw:end-shape="id9" draw:end-glue-point="4" svg:d="M21800 6700v227h31v226" svg:viewBox="0 0 32 454">
          <text:p/>
        </draw:connector>
        <draw:connector draw:style-name="gr30" draw:text-style-name="P9" draw:layer="layout" svg:x1="21.831cm" svg:y1="8.353cm" svg:x2="21.8cm" svg:y2="8.9cm" draw:start-shape="id9" draw:start-glue-point="6" draw:end-shape="id6" draw:end-glue-point="4" svg:d="M21831 8353v274h-31v273" svg:viewBox="0 0 32 548">
          <text:p/>
        </draw:connector>
        <draw:connector draw:style-name="gr30" draw:text-style-name="P9" draw:layer="layout" svg:x1="8.301cm" svg:y1="6.701cm" svg:x2="8.301cm" svg:y2="8.901cm" draw:start-shape="id4" draw:start-glue-point="6" draw:end-shape="id7" draw:end-glue-point="0" svg:d="M8301 6701v2200" svg:viewBox="0 0 1 2201">
          <text:p/>
        </draw:connector>
        <draw:frame draw:style-name="gr31" draw:text-style-name="P21" draw:layer="layout" svg:width="1.8cm" svg:height="1.673cm" svg:x="8.6cm" svg:y="12.527cm">
          <draw:text-box>
            <text:p>Yes</text:p>
          </draw:text-box>
        </draw:frame>
        <draw:frame draw:style-name="gr31" draw:text-style-name="P21" draw:layer="layout" svg:width="1.8cm" svg:height="1.673cm" svg:x="4.4cm" svg:y="11.927cm">
          <draw:text-box>
            <text:p>No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4" draw:layer="layout" svg:width="25.198cm" svg:height="2.629cm" svg:x="1.399cm" svg:y="0.628cm" presentation:class="title">
          <draw:text-box>
            <text:p>パースモジュール</text:p>
          </draw:text-box>
        </draw:frame>
        <draw:frame presentation:style-name="pr6" draw:layer="layout" svg:width="14.397cm" svg:height="9.134cm" svg:x="12.2cm" svg:y="3.684cm" presentation:class="outline" presentation:user-transformed="true">
          <draw:text-box>
            <text:list text:style-name="L4">
              <text:list-item>
                <text:p>データセットを読み込み、パースして配列へ格納する</text:p>
              </text:list-item>
              <text:list-item>
                <text:p>パースしたHTTPリクエストデータをデータ抽出モジュールへ渡す</text:p>
              </text:list-item>
            </text:list>
          </draw:text-box>
        </draw:frame>
        <draw:custom-shape draw:style-name="gr19" draw:text-style-name="P6" xml:id="id10" draw:id="id10" draw:layer="layout" svg:width="3.2cm" svg:height="1.4cm" svg:x="3.8cm" svg:y="3.6cm">
          <text:p text:style-name="P6"><text:span text:style-name="T2">開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2" xml:id="id11" draw:id="id11" draw:layer="layout" svg:width="9.751cm" svg:height="2.131cm" svg:x="0.526cm" svg:y="6.4cm">
          <text:p>データセットの読み込み、</text:p>
          <text:p>HTTPリクエストデータのパース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6" xml:id="id12" draw:id="id12" draw:layer="layout" svg:width="4.8cm" svg:height="1.4cm" svg:x="3cm" svg:y="9.8cm">
          <text:p text:style-name="P6"><text:span text:style-name="T2">デ</text:span><text:span text:style-name="T2">ー</text:span><text:span text:style-name="T2">タ</text:span><text:span text:style-name="T2">抽</text:span><text:span text:style-name="T2">出</text:span><text:span text:style-name="T2">モ</text:span><text:span text:style-name="T2">ジ</text:span><text:span text:style-name="T2">ュ</text:span><text:span text:style-name="T2">ー</text:span><text:span text:style-name="T2">ル</text:span><text:span text:style-name="T2">へ</text:span></text:p>
          <text:p text:style-name="P6"><text:span text:style-name="T2">デ</text:span><text:span text:style-name="T2">ー</text:span><text:span text:style-name="T2">タ</text:span><text:span text:style-name="T2">を</text:span><text:span text:style-name="T2">渡</text:span><text:span text:style-name="T2">す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0" draw:text-style-name="P9" draw:layer="layout" svg:x1="5.4cm" svg:y1="5cm" svg:x2="5.402cm" svg:y2="6.4cm" draw:start-shape="id10" draw:start-glue-point="6" draw:end-shape="id11" draw:end-glue-point="4" svg:d="M5400 5000v700h2v700" svg:viewBox="0 0 3 1401">
          <text:p/>
        </draw:connector>
        <draw:connector draw:style-name="gr30" draw:text-style-name="P9" draw:layer="layout" svg:x1="5.402cm" svg:y1="8.531cm" svg:x2="5.4cm" svg:y2="9.8cm" draw:start-shape="id11" draw:start-glue-point="6" draw:end-shape="id12" draw:end-glue-point="4" svg:d="M5402 8531v635h-2v634" svg:viewBox="0 0 3 1270">
          <text:p/>
        </draw:connecto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4" draw:layer="layout" svg:width="25.198cm" svg:height="2.629cm" svg:x="1.399cm" svg:y="0.628cm" presentation:class="title">
          <draw:text-box>
            <text:p>データ抽出モジュール</text:p>
          </draw:text-box>
        </draw:frame>
        <draw:frame presentation:style-name="pr6" draw:layer="layout" svg:width="14.397cm" svg:height="9.134cm" svg:x="12.2cm" svg:y="3.684cm" presentation:class="outline" presentation:user-transformed="true">
          <draw:text-box>
            <text:list text:style-name="L4">
              <text:list-item>
                <text:p>HTTPリクエストデータを読み込み、ペイロードを抽出して配列へ格納する</text:p>
              </text:list-item>
              <text:list-item>
                <text:p>ペイロードデータをデータ抽出モジュールへ渡す</text:p>
              </text:list-item>
            </text:list>
          </draw:text-box>
        </draw:frame>
        <draw:custom-shape draw:style-name="gr34" draw:text-style-name="P12" xml:id="id13" draw:id="id13" draw:layer="layout" svg:width="3.2cm" svg:height="1.4cm" svg:x="4.6cm" svg:y="3.6cm">
          <text:p text:style-name="P6"><text:span text:style-name="T2">デー</text:span><text:span text:style-name="T2">タの</text:span><text:span text:style-name="T2">受取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5" draw:text-style-name="P22" xml:id="id14" draw:id="id14" draw:layer="layout" svg:width="11.051cm" svg:height="2.131cm" svg:x="0.67cm" svg:y="6.4cm">
          <text:p>HTTPリクエストデータの読み込み、</text:p>
          <text:p>ペイロードの抽出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6" draw:text-style-name="P12" xml:id="id15" draw:id="id15" draw:layer="layout" svg:width="5.2cm" svg:height="1.4cm" svg:x="3.6cm" svg:y="9.8cm">
          <text:p text:style-name="P6"><text:span text:style-name="T2">シグネチャ</text:span><text:span text:style-name="T2">生成モ</text:span><text:span text:style-name="T2">ジュールへ</text:span></text:p>
          <text:p text:style-name="P6"><text:span text:style-name="T2">データを渡</text:span><text:span text:style-name="T2">す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7" draw:text-style-name="P9" draw:layer="layout" svg:x1="6.2cm" svg:y1="5cm" svg:x2="6.196cm" svg:y2="6.4cm" draw:start-shape="id13" draw:start-glue-point="6" draw:end-shape="id14" draw:end-glue-point="4" svg:d="M6200 5000v700h-4v700" svg:viewBox="0 0 5 1401">
          <text:p/>
        </draw:connector>
        <draw:connector draw:style-name="gr37" draw:text-style-name="P9" draw:layer="layout" svg:x1="6.196cm" svg:y1="8.531cm" svg:x2="6.2cm" svg:y2="9.8cm" draw:start-shape="id14" draw:start-glue-point="6" draw:end-shape="id15" draw:end-glue-point="4" svg:d="M6196 8531v635h4v634" svg:viewBox="0 0 5 1270">
          <text:p/>
        </draw:connecto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4" draw:layer="layout" svg:width="25.198cm" svg:height="2.629cm" svg:x="1.399cm" svg:y="0.628cm" presentation:class="title">
          <draw:text-box>
            <text:p>シグネチャ生成モジュール</text:p>
          </draw:text-box>
        </draw:frame>
        <draw:frame presentation:style-name="pr6" draw:layer="layout" svg:width="14.397cm" svg:height="9.134cm" svg:x="12.2cm" svg:y="3.684cm" presentation:class="outline" presentation:user-transformed="true">
          <draw:text-box>
            <text:list text:style-name="L4">
              <text:list-item>
                <text:p>ペイロードを読み込み、対象のシグネチャを抽出する</text:p>
              </text:list-item>
              <text:list-item>
                <text:p>シグネチャをデータベースへ格納する</text:p>
              </text:list-item>
            </text:list>
          </draw:text-box>
        </draw:frame>
        <draw:custom-shape draw:style-name="gr38" draw:text-style-name="P11" xml:id="id16" draw:id="id16" draw:layer="layout" svg:width="3.2cm" svg:height="1.4cm" svg:x="3.8cm" svg:y="3.6cm">
          <text:p text:style-name="P6"><text:span text:style-name="T2">データの受取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9" draw:text-style-name="P23" xml:id="id17" draw:id="id17" draw:layer="layout" svg:width="7.487cm" svg:height="2.131cm" svg:x="1.657cm" svg:y="6.4cm">
          <text:p>ペイロードの読み込み、</text:p>
          <text:p>シグネチャ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11" xml:id="id18" draw:id="id18" draw:layer="layout" svg:width="4.8cm" svg:height="1.4cm" svg:x="3cm" svg:y="9.8cm">
          <text:p text:style-name="P6"><text:span text:style-name="T2">シグネチャ</text:span><text:span text:style-name="T2">DB</text:span><text:span text:style-name="T2">に格納す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1" draw:text-style-name="P9" draw:layer="layout" svg:x1="5.4cm" svg:y1="5cm" svg:x2="5.401cm" svg:y2="6.4cm" draw:start-shape="id16" draw:start-glue-point="6" draw:end-shape="id17" draw:end-glue-point="4" svg:d="M5400 5000v700h1v700" svg:viewBox="0 0 2 1401">
          <text:p/>
        </draw:connector>
        <draw:connector draw:style-name="gr41" draw:text-style-name="P9" draw:layer="layout" svg:x1="5.401cm" svg:y1="8.531cm" svg:x2="5.4cm" svg:y2="9.8cm" draw:start-shape="id17" draw:start-glue-point="6" draw:end-shape="id18" draw:end-glue-point="4" svg:d="M5401 8531v635h-1v634" svg:viewBox="0 0 2 1270">
          <text:p/>
        </draw:connecto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4" draw:layer="layout" svg:width="25.198cm" svg:height="2.629cm" svg:x="1.399cm" svg:y="0.628cm" presentation:class="title">
          <draw:text-box>
            <text:p>判定モジュール</text:p>
          </draw:text-box>
        </draw:frame>
        <draw:frame presentation:style-name="pr6" draw:layer="layout" svg:width="14.397cm" svg:height="9.134cm" svg:x="12.2cm" svg:y="3.684cm" presentation:class="outline" presentation:user-transformed="true">
          <draw:text-box>
            <text:list text:style-name="L4">
              <text:list-item>
                <text:p>判定データとシグネチャDBを読み込み、判定を行いそのの結果を格納する</text:p>
              </text:list-item>
              <text:list-item>
                <text:p>格納したデータを出力モジュールへ渡す</text:p>
              </text:list-item>
            </text:list>
          </draw:text-box>
        </draw:frame>
        <draw:custom-shape draw:style-name="gr42" draw:text-style-name="P10" xml:id="id19" draw:id="id19" draw:layer="layout" svg:width="3.2cm" svg:height="1.4cm" svg:x="3.8cm" svg:y="3.6cm">
          <text:p text:style-name="P6"><text:span text:style-name="T2">開始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3" draw:text-style-name="P25" xml:id="id20" draw:id="id20" draw:layer="layout" svg:width="8.364cm" svg:height="2.131cm" svg:x="1.217cm" svg:y="6.4cm">
          <text:p text:style-name="P24">判定データとシグネチャDB</text:p>
          <text:p text:style-name="P24">の読み込み、判定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10" xml:id="id21" draw:id="id21" draw:layer="layout" svg:width="4.8cm" svg:height="1.4cm" svg:x="3cm" svg:y="9.8cm">
          <text:p text:style-name="P6"><text:span text:style-name="T2">出力モジュールへ</text:span></text:p>
          <text:p text:style-name="P6"><text:span text:style-name="T2">データを渡す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5" draw:text-style-name="P9" draw:layer="layout" svg:x1="5.4cm" svg:y1="5cm" svg:x2="5.399cm" svg:y2="6.4cm" draw:start-shape="id19" draw:start-glue-point="6" draw:end-shape="id20" draw:end-glue-point="4" svg:d="M5400 5000v700h-1v700" svg:viewBox="0 0 2 1401">
          <text:p/>
        </draw:connector>
        <draw:connector draw:style-name="gr45" draw:text-style-name="P9" draw:layer="layout" svg:x1="5.399cm" svg:y1="8.531cm" svg:x2="5.4cm" svg:y2="9.8cm" draw:start-shape="id20" draw:start-glue-point="6" draw:end-shape="id21" draw:end-glue-point="4" svg:d="M5399 8531v635h1v634" svg:viewBox="0 0 2 1270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4" draw:layer="layout" svg:width="25.198cm" svg:height="2.629cm" svg:x="1.399cm" svg:y="0.628cm" presentation:class="title">
          <draw:text-box>
            <text:p>出力モジュール</text:p>
          </draw:text-box>
        </draw:frame>
        <draw:frame presentation:style-name="pr6" draw:layer="layout" svg:width="14.397cm" svg:height="9.134cm" svg:x="12.2cm" svg:y="3.684cm" presentation:class="outline" presentation:user-transformed="true">
          <draw:text-box>
            <text:list text:style-name="L4">
              <text:list-item>
                <text:p>判定を読み込み、検知率、誤検知率を計算する</text:p>
              </text:list-item>
              <text:list-item>
                <text:p>計算結果を出力する</text:p>
              </text:list-item>
            </text:list>
          </draw:text-box>
        </draw:frame>
        <draw:custom-shape draw:style-name="gr46" draw:text-style-name="P11" xml:id="id22" draw:id="id22" draw:layer="layout" svg:width="3.2cm" svg:height="1.4cm" svg:x="3.8cm" svg:y="3.6cm">
          <text:p text:style-name="P6"><text:span text:style-name="T2">データの受取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7" draw:text-style-name="P27" xml:id="id23" draw:id="id23" draw:layer="layout" svg:width="4.947cm" svg:height="1.191cm" svg:x="2.923cm" svg:y="6.4cm">
          <text:p text:style-name="P7">判定結果の計算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11" xml:id="id24" draw:id="id24" draw:layer="layout" svg:width="4.8cm" svg:height="1.4cm" svg:x="3cm" svg:y="9.8cm">
          <text:p text:style-name="P6"><text:span text:style-name="T2">結果の表示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9" draw:text-style-name="P9" draw:layer="layout" svg:x1="5.4cm" svg:y1="5cm" svg:x2="5.397cm" svg:y2="6.4cm" draw:start-shape="id22" draw:start-glue-point="6" draw:end-shape="id23" draw:end-glue-point="4" svg:d="M5400 5000v700h-3v700" svg:viewBox="0 0 4 1401">
          <text:p/>
        </draw:connector>
        <draw:connector draw:style-name="gr49" draw:text-style-name="P9" draw:layer="layout" svg:x1="5.397cm" svg:y1="7.591cm" svg:x2="5.4cm" svg:y2="9.8cm" draw:start-shape="id23" draw:start-glue-point="6" draw:end-shape="id24" draw:end-glue-point="4" svg:d="M5397 7591v1105h3v1104" svg:viewBox="0 0 4 2210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4" draw:layer="layout" svg:width="25.198cm" svg:height="2.629cm" svg:x="1.399cm" svg:y="0.628cm" presentation:class="title">
          <draw:text-box>
            <text:p>データ構造</text:p>
          </draw:text-box>
        </draw:frame>
        <draw:frame draw:style-name="standard" draw:layer="layout" svg:width="20.999cm" svg:height="7.555cm" svg:x="3.2cm" svg:y="5.5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要素</text:p>
              </table:table-cell>
              <table:table-cell>
                <text:p text:style-name="P5">データ型</text:p>
              </table:table-cell>
              <table:table-cell/>
            </table:table-row>
            <table:table-row table:style-name="ro1" table:default-cell-style-name="ce1">
              <table:table-cell>
                <text:p text:style-name="P5">パースデータ</text:p>
              </table:table-cell>
              <table:table-cell>
                <text:p text:style-name="P5">String</text:p>
              </table:table-cell>
              <table:table-cell/>
            </table:table-row>
            <table:table-row table:style-name="ro1" table:default-cell-style-name="ce1">
              <table:table-cell>
                <text:p text:style-name="P5">ペイロード</text:p>
              </table:table-cell>
              <table:table-cell>
                <text:p text:style-name="P5">String</text:p>
              </table:table-cell>
              <table:table-cell/>
            </table:table-row>
            <table:table-row table:style-name="ro1" table:default-cell-style-name="ce1">
              <table:table-cell>
                <text:p text:style-name="P5">シグネチャDB</text:p>
              </table:table-cell>
              <table:table-cell>
                <text:p text:style-name="P5">String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 Regular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1" style:display-name="塗りつぶしなしオブジェクト_1" style:family="graphic" style:parent-style-name="標準_5f_1">
      <style:graphic-properties svg:stroke-color="#000000" draw:fill="none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2" style:display-name="塗りつぶしなしオブジェクト_2" style:family="graphic" style:parent-style-name="標準_5f_2">
      <style:graphic-properties svg:stroke-color="#000000" draw:fill="none"/>
    </style:style>
    <style:style style:name="標準_5f_3" style:display-name="標準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3" style:display-name="塗りつぶしなしオブジェクト_3" style:family="graphic" style:parent-style-name="標準_5f_3">
      <style:graphic-properties svg:stroke-color="#000000" draw:fill="none"/>
    </style:style>
    <style:style style:name="標準_5f_2_5f_1" style:display-name="標準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_5f_1" style:display-name="標準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オブジェクト_5f_2_5f_1" style:display-name="塗りつぶしなしオブジェクト_2_1" style:family="graphic" style:parent-style-name="標準_5f_2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標準" style:page-layout-name="PM1" draw:style-name="Mdp1">
      <draw:frame presentation:style-name="標準-title" draw:layer="backgroundobjects" svg:width="25.198cm" svg:height="2.629cm" svg:x="1.399cm" svg:y="0.628cm" presentation:class="title" presentation:placeholder="true">
        <draw:text-box/>
      </draw:frame>
      <draw:frame presentation:style-name="標準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1T10:36:47.195179249</meta:creation-date>
    <dc:date>2018-11-21T11:57:08.229041013</dc:date>
    <meta:editing-duration>PT15M</meta:editing-duration>
    <meta:editing-cycles>3</meta:editing-cycles>
    <meta:generator>LibreOffice/6.0.6.2$Linux_X86_64 LibreOffice_project/00m0$Build-2</meta:generator>
    <meta:document-statistic meta:object-count="144"/>
  </office:meta>
</office:document-meta>
</file>